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5.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_structures_set_multi_proc_false-unreach-call_ground.c</text:p>
          </table:table-cell>
          <table:table-cell office:value-type="string" calcext:value-type="string">
            <text:p>U/E</text:p>
          </table:table-cell>
          <table:table-cell office:value-type="string" calcext:value-type="string">
            <text:p>CBMC</text:p>
          </table:table-cell>
          <table:table-cell office:value-type="string" calcext:value-type="string">
            <text:p>ESBMC</text:p>
          </table:table-cell>
          <table:table-cell office:value-type="string" calcext:value-type="string">
            <text:p>OurTool</text:p>
          </table:table-cell>
          <table:table-cell table:number-columns-repeated="2"/>
          <table:table-cell table:style-name="ce1" office:value-type="string" calcext:value-type="string">
            <text:p>ESBMC17</text:p>
          </table:table-cell>
        </table:table-row>
        <table:table-row table:style-name="ro1">
          <table:table-cell office:value-type="string" calcext:value-type="string">
            <text:p>data_structures_set_multi_proc_trivial_true-unreach-call_ground.c</text:p>
          </table:table-cell>
          <table:table-cell/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data_structures_set_multi_proc_true-unreach-call_ground.c</text:p>
          </table:table-cell>
          <table:table-cell/>
          <table:table-cell table:style-name="ce2" office:value-type="boolean" office:boolean-value="2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relax_true-unreach-call.c</text:p>
          </table:table-cell>
          <table:table-cell/>
          <table:table-cell table:style-name="ce2" office:value-type="boolean" office:boolean-value="3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5" calcext:value-type="boolean">
            <text:p>TRUE</text:p>
          </table:table-cell>
        </table:table-row>
        <table:table-row table:style-name="ro1">
          <table:table-cell office:value-type="string" calcext:value-type="string">
            <text:p>sanfoundry_02_true-unreach-call_ground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H,F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anfoundry_10_true-unreach-call_ground.c</text:p>
          </table:table-cell>
          <table:table-cell/>
          <table:table-cell table:number-columns-repeated="2" table:style-name="ce2" office:value-type="boolean" office:boolean-value="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</text:p>
          </table:table-cell>
          <table:table-cell/>
          <table:table-cell table:style-name="ce2" office:value-type="boolean" office:boolean-value="5" calcext:value-type="boolean">
            <text:p>TRUE</text:p>
          </table:table-cell>
        </table:table-row>
        <table:table-row table:style-name="ro1">
          <table:table-cell office:value-type="string" calcext:value-type="string">
            <text:p>sanfoundry_24_true-unreach-call.c</text:p>
          </table:table-cell>
          <table:table-cell/>
          <table:table-cell table:style-name="ce2" office:value-type="boolean" office:boolean-value="6" calcext:value-type="boolean">
            <text:p>TRUE</text:p>
          </table:table-cell>
          <table:table-cell table:style-name="ce2" office:value-type="boolean" office:boolean-value="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5" calcext:value-type="boolean">
            <text:p>TRUE</text:p>
          </table:table-cell>
        </table:table-row>
        <table:table-row table:style-name="ro1">
          <table:table-cell office:value-type="string" calcext:value-type="string">
            <text:p>sanfoundry_27_true-unreach-call_ground.c</text:p>
          </table:table-cell>
          <table:table-cell/>
          <table:table-cell table:style-name="ce2" office:value-type="boolean" office:boolean-value="7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anfoundry_43_true-unreach-call_ground.c</text:p>
          </table:table-cell>
          <table:table-cell/>
          <table:table-cell table:style-name="ce2" office:value-type="boolean" office:boolean-value="8" calcext:value-type="boolean">
            <text:p>TRUE</text:p>
          </table:table-cell>
          <table:table-cell table:style-name="ce2" office:value-type="boolean" office:boolean-value="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5" calcext:value-type="boolean">
            <text:p>TRUE</text:p>
          </table:table-cell>
        </table:table-row>
        <table:table-row table:style-name="ro1">
          <table:table-cell office:value-type="string" calcext:value-type="string">
            <text:p>sorting_bubblesort_true-unreach-call_ground.c</text:p>
          </table:table-cell>
          <table:table-cell/>
          <table:table-cell table:number-columns-repeated="2" office:value-type="string" calcext:value-type="string">
            <text:p>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sorting_selectionsort_true-unreach-call_ground.c</text:p>
          </table:table-cell>
          <table:table-cell/>
          <table:table-cell table:style-name="ce2" office:value-type="boolean" office:boolean-value="8" calcext:value-type="boolean">
            <text:p>TRU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standard_compareModified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</text:p>
          </table:table-cell>
          <table:table-cell/>
          <table:table-cell table:style-name="ce2" office:value-type="boolean" office:boolean-value="5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mpare_true-unreach-call_ground.c</text:p>
          </table:table-cell>
          <table:table-cell/>
          <table:table-cell table:style-name="ce2" office:value-type="boolean" office:boolean-value="8" calcext:value-type="boolean">
            <text:p>TRUE</text:p>
          </table:table-cell>
          <table:table-cell table:style-name="ce2" office:value-type="boolean" office:boolean-value="6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</text:p>
          </table:table-cell>
          <table:table-cell/>
          <table:table-cell table:style-name="ce2" office:value-type="boolean" office:boolean-value="6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1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7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7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2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8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8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3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4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0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0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5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1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1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6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2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2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7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3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3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8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4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4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9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5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InitSum2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6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table:style-name="ce2" office:value-type="boolean" office:boolean-value="16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InitSum3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7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table:style-name="ce2" office:value-type="boolean" office:boolean-value="17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InitSum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8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table:style-name="ce2" office:value-type="boolean" office:boolean-value="18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copyInit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1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1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find_true-unreach-call_ground.c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20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0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1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1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1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2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2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2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3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3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3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4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4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4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5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5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6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6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6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7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7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7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8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8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8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init9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maxInArray_true-unreach-call_ground.c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minInArray_true-unreach-call_ground.c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palindrome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2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2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partial_init_true-unreach-call_ground.c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partition_original_true-unreach-call_ground.c</text:p>
          </table:table-cell>
          <table:table-cell/>
          <table:table-cell table:style-name="ce2" office:value-type="boolean" office:boolean-value="2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partition_true-unreach-call_ground.c</text:p>
          </table:table-cell>
          <table:table-cell/>
          <table:table-cell table:style-name="ce2" office:value-type="boolean" office:boolean-value="3" calcext:value-type="boolean">
            <text:p>TRU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password_true-unreach-call_ground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2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</text:p>
          </table:table-cell>
          <table:table-cell/>
          <table:table-cell table:style-name="ce2" office:value-type="boolean" office:boolean-value="2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reverse_true-unreach-call_ground.c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false(error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false(error)</text:p>
          </table:table-cell>
        </table:table-row>
        <table:table-row table:style-name="ro1">
          <table:table-cell office:value-type="string" calcext:value-type="string">
            <text:p>standard_running_true-unreach-call.c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sentinel_true-unreach-call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29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boolean" office:boolean-value="2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seq_init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0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style-name="ce2" office:value-type="boolean" office:boolean-value="30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strcmp_true-unreach-call_ground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31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U</text:p>
          </table:table-cell>
          <table:table-cell/>
          <table:table-cell table:style-name="ce2" office:value-type="boolean" office:boolean-value="31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strcpy_original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2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2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strcpy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3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tandard_two_index_01_true-unreach-call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34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4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2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5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5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3_true-unreach-call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36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6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4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7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7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5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38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8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6_true-unreach-call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39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39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7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40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40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8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41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41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two_index_09_true-unreach-call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42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42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vararg_true-unreach-call_ground.c</text:p>
          </table:table-cell>
          <table:table-cell/>
          <table:table-cell table:style-name="ce2" office:value-type="boolean" office:boolean-value="4" calcext:value-type="boolean">
            <text:p>TRUE</text:p>
          </table:table-cell>
          <table:table-cell table:style-name="ce2" office:value-type="boolean" office:boolean-value="43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43" calcext:value-type="boolean">
            <text:p>TRUE</text:p>
          </table:table-cell>
        </table:table-row>
        <table:table-row table:style-name="ro1">
          <table:table-cell office:value-type="string" calcext:value-type="string">
            <text:p>standard_vector_difference_true-unreach-call_ground.c</text:p>
          </table:table-cell>
          <table:table-cell/>
          <table:table-cell office:value-type="string" calcext:value-type="string">
            <text:p>out</text:p>
          </table:table-cell>
          <table:table-cell table:style-name="ce2" office:value-type="boolean" office:boolean-value="44" calcext:value-type="boolean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boolean" office:boolean-value="44" calcext:value-type="boolean">
            <text:p>TRUE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 table:number-rows-repeated="30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3:52:50.732570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0:15:43.447694452</meta:creation-date>
    <dc:date>2017-05-15T23:55:58.435062561</dc:date>
    <meta:editing-duration>PT4H57M33S</meta:editing-duration>
    <meta:editing-cycles>9</meta:editing-cycles>
    <meta:generator>LibreOffice/5.0.2.2$Linux_X86_64 LibreOffice_project/00m0$Build-2</meta:generator>
    <meta:print-date>2017-04-18T00:13:14.560798907</meta:print-date>
    <meta:document-statistic meta:table-count="1" meta:cell-count="373" meta:object-count="0"/>
  </office:meta>
</office:document-meta>
</file>